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fadeColor="#000000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 smil:fadeColor="#000000"/>
    </style:style>
    <style:style style:name="gr5" style:family="graphic">
      <style:graphic-properties style:protect="size"/>
    </style:style>
    <style:style style:name="pr3" style:family="presentation" style:parent-style-name="_ff08__7f3a__7701__ff09__6807__9898__4e3b__63a7__9875_-title">
      <style:graphic-properties draw:fill-color="#ffffff" draw:auto-grow-height="true" fo:min-height="3.507cm"/>
    </style:style>
    <style:style style:name="pr6" style:family="presentation" style:parent-style-name="_ff08__7f3a__7701__ff09__6807__9898__4e3b__63a7__9875_-notes">
      <style:graphic-properties draw:fill-color="#ffffff" fo:min-height="11.41cm"/>
    </style:style>
    <style:style style:name="P4" style:family="paragraph">
      <style:paragraph-properties fo:margin-left="0cm" fo:margin-right="0cm" fo:text-indent="0cm" style:writing-mode="lr-tb"/>
    </style:style>
    <style:style style:name="P7" style:family="paragraph">
      <style:paragraph-properties style:writing-mode="lr-tb"/>
    </style:style>
  </office:automatic-styles>
  <office:body>
    <office:presentation>
      <draw:page draw:name="page1" draw:style-name="dp1" draw:id="id1" draw:master-page-name="_ff08__7f3a__7701__ff09__6807__9898__4e3b__63a7__9875_" presentation:presentation-page-layout-name="AL1T19">
        <draw:frame draw:name="标题文本1" presentation:style-name="pr3" draw:text-style-name="P4" draw:layer="layout" svg:width="23.912cm" svg:height="3.508cm" svg:x="2.058cm" svg:y="8.4cm" presentation:class="title" presentation:placeholder="true">
          <draw:text-box/>
        </draw:frame>
        <presentation:notes draw:style-name="dp2">
          <draw:page-thumbnail draw:style-name="gr5" draw:layer="layout" svg:width="13.706cm" svg:height="10.28cm" svg:x="3.647cm" svg:y="2.853cm" draw:page-number="1" presentation:class="page"/>
          <draw:frame presentation:style-name="pr6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SimSun" style:font-pitch-asian="variable" style:font-size-asian="12pt" style:language-asian="zh" style:country-asian="CN" style:font-family-complex="Tahoma" style:font-pitch-complex="variable" style:font-size-complex="12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fo:font-family="'Times New Roman'" style:font-family-generic="roman" style:font-pitch="variable" fo:font-size="24pt" fo:font-style="normal" fo:text-shadow="none" style:text-underline-style="none" style:text-underline-type="none" style:text-underline-width="none" fo:font-weight="normal" style:font-family-asian="SimSun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_ff08__7f3a__7701__ff09__6807__9898__4e3b__63a7__9875_-title" style:display-name="（缺省）标题主控页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style:text-underline-type="none" style:text-underline-width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ff08__7f3a__7701__ff09__6807__9898__4e3b__63a7__9875_-subtitle" style:display-name="（缺省）标题主控页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_7f3a__7701__ff09__6807__9898__4e3b__63a7__9875_-background" style:display-name="（缺省）标题主控页-background" style:family="presentation">
      <style:graphic-properties draw:stroke="none" draw:fill="none"/>
    </style:style>
    <style:style style:name="_ff08__7f3a__7701__ff09__6807__9898__4e3b__63a7__9875_-backgroundobjects" style:display-name="（缺省）标题主控页-backgroundobjects" style:family="presentation">
      <style:graphic-properties draw:shadow="hidden" draw:shadow-offset-x="0.3cm" draw:shadow-offset-y="0.3cm" draw:shadow-color="#808080"/>
    </style:style>
    <style:style style:name="_ff08__7f3a__7701__ff09__6807__9898__4e3b__63a7__9875_-notes" style:display-name="（缺省）标题主控页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style:text-underline-type="none" style:text-underline-width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ff08__7f3a__7701__ff09__6807__9898__4e3b__63a7__9875_-outline1" style:display-name="（缺省）标题主控页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_7f3a__7701__ff09__6807__9898__4e3b__63a7__9875_-outline2" style:display-name="（缺省）标题主控页-outline2" style:family="presentation" style:parent-style-name="_ff08__7f3a__7701__ff09__6807__9898__4e3b__63a7__9875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ff08__7f3a__7701__ff09__6807__9898__4e3b__63a7__9875_-outline3" style:display-name="（缺省）标题主控页-outline3" style:family="presentation" style:parent-style-name="_ff08__7f3a__7701__ff09__6807__9898__4e3b__63a7__9875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ff08__7f3a__7701__ff09__6807__9898__4e3b__63a7__9875_-outline4" style:display-name="（缺省）标题主控页-outline4" style:family="presentation" style:parent-style-name="_ff08__7f3a__7701__ff09__6807__9898__4e3b__63a7__9875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ff08__7f3a__7701__ff09__6807__9898__4e3b__63a7__9875_-outline5" style:display-name="（缺省）标题主控页-outline5" style:family="presentation" style:parent-style-name="_ff08__7f3a__7701__ff09__6807__9898__4e3b__63a7__9875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4e3b__63a7__9875_-outline6" style:display-name="（缺省）标题主控页-outline6" style:family="presentation" style:parent-style-name="_ff08__7f3a__7701__ff09__6807__9898__4e3b__63a7__9875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4e3b__63a7__9875_-outline7" style:display-name="（缺省）标题主控页-outline7" style:family="presentation" style:parent-style-name="_ff08__7f3a__7701__ff09__6807__9898__4e3b__63a7__9875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4e3b__63a7__9875_-outline8" style:display-name="（缺省）标题主控页-outline8" style:family="presentation" style:parent-style-name="_ff08__7f3a__7701__ff09__6807__9898__4e3b__63a7__9875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4e3b__63a7__9875_-outline9" style:display-name="（缺省）标题主控页-outline9" style:family="presentation" style:parent-style-name="_ff08__7f3a__7701__ff09__6807__9898__4e3b__63a7__9875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2f__6587__672c__4e3b__63a7__9875_-title" style:display-name="（缺省）标题/文本主控页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fo:font-family="'Times New Roman'" style:font-family-generic="roman" style:font-pitch="variable" fo:font-size="44pt" fo:font-style="normal" fo:text-shadow="none" style:text-underline-style="none" style:text-underline-type="none" style:text-underline-width="none" fo:font-weight="normal" style:font-family-asian="SimSu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_ff08__7f3a__7701__ff09__6807__9898__2f__6587__672c__4e3b__63a7__9875_-subtitle" style:display-name="（缺省）标题/文本主控页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_7f3a__7701__ff09__6807__9898__2f__6587__672c__4e3b__63a7__9875_-background" style:display-name="（缺省）标题/文本主控页-background" style:family="presentation">
      <style:graphic-properties draw:stroke="none" draw:fill="none"/>
    </style:style>
    <style:style style:name="_ff08__7f3a__7701__ff09__6807__9898__2f__6587__672c__4e3b__63a7__9875_-backgroundobjects" style:display-name="（缺省）标题/文本主控页-backgroundobjects" style:family="presentation">
      <style:graphic-properties draw:shadow="hidden" draw:shadow-offset-x="0.3cm" draw:shadow-offset-y="0.3cm" draw:shadow-color="#808080"/>
    </style:style>
    <style:style style:name="_ff08__7f3a__7701__ff09__6807__9898__2f__6587__672c__4e3b__63a7__9875_-notes" style:display-name="（缺省）标题/文本主控页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fo:font-family="'Times New Roman'" style:font-family-generic="roman" style:font-pitch="variable" fo:font-size="20pt" fo:font-style="normal" fo:text-shadow="none" style:text-underline-style="none" style:text-underline-type="none" style:text-underline-width="none" fo:font-weight="normal" style:font-family-asian="SimSun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_ff08__7f3a__7701__ff09__6807__9898__2f__6587__672c__4e3b__63a7__9875_-outline1" style:display-name="（缺省）标题/文本主控页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fo:font-family="'Times New Roman'" style:font-family-generic="roman" style:font-pitch="variable" fo:font-size="32pt" fo:font-style="normal" fo:text-shadow="none" style:text-underline-style="none" style:text-underline-type="none" style:text-underline-width="none" fo:font-weight="normal" style:font-family-asian="SimSu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_ff08__7f3a__7701__ff09__6807__9898__2f__6587__672c__4e3b__63a7__9875_-outline2" style:display-name="（缺省）标题/文本主控页-outline2" style:family="presentation" style:parent-style-name="_ff08__7f3a__7701__ff09__6807__9898__2f__6587__672c__4e3b__63a7__9875_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ff08__7f3a__7701__ff09__6807__9898__2f__6587__672c__4e3b__63a7__9875_-outline3" style:display-name="（缺省）标题/文本主控页-outline3" style:family="presentation" style:parent-style-name="_ff08__7f3a__7701__ff09__6807__9898__2f__6587__672c__4e3b__63a7__9875_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ff08__7f3a__7701__ff09__6807__9898__2f__6587__672c__4e3b__63a7__9875_-outline4" style:display-name="（缺省）标题/文本主控页-outline4" style:family="presentation" style:parent-style-name="_ff08__7f3a__7701__ff09__6807__9898__2f__6587__672c__4e3b__63a7__9875_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ff08__7f3a__7701__ff09__6807__9898__2f__6587__672c__4e3b__63a7__9875_-outline5" style:display-name="（缺省）标题/文本主控页-outline5" style:family="presentation" style:parent-style-name="_ff08__7f3a__7701__ff09__6807__9898__2f__6587__672c__4e3b__63a7__9875_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2f__6587__672c__4e3b__63a7__9875_-outline6" style:display-name="（缺省）标题/文本主控页-outline6" style:family="presentation" style:parent-style-name="_ff08__7f3a__7701__ff09__6807__9898__2f__6587__672c__4e3b__63a7__9875_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2f__6587__672c__4e3b__63a7__9875_-outline7" style:display-name="（缺省）标题/文本主控页-outline7" style:family="presentation" style:parent-style-name="_ff08__7f3a__7701__ff09__6807__9898__2f__6587__672c__4e3b__63a7__9875_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2f__6587__672c__4e3b__63a7__9875_-outline8" style:display-name="（缺省）标题/文本主控页-outline8" style:family="presentation" style:parent-style-name="_ff08__7f3a__7701__ff09__6807__9898__2f__6587__672c__4e3b__63a7__9875_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ff08__7f3a__7701__ff09__6807__9898__2f__6587__672c__4e3b__63a7__9875_-outline9" style:display-name="（缺省）标题/文本主控页-outline9" style:family="presentation" style:parent-style-name="_ff08__7f3a__7701__ff09__6807__9898__2f__6587__672c__4e3b__63a7__9875_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portrait"/>
    </style:page-layout>
    <style:style style:name="dp1" style:family="drawing-page">
      <style:drawing-page-properties draw:background-size="border" draw:fill="none" presentation:display-footer="true" presentation:display-page-number="false" presentation:display-date-time="true"/>
    </style:style>
    <style:style style:name="pr3" style:family="presentation" style:parent-style-name="backgroundobjects">
      <style:graphic-properties draw:stroke="none" draw:fill="none" draw:fill-color="#ffffff" fo:min-height="0.952cm"/>
    </style:style>
    <style:style style:name="pr5" style:family="presentation" style:parent-style-name="_ff08__7f3a__7701__ff09__6807__9898__4e3b__63a7__9875_-backgroundobjects">
      <style:graphic-properties draw:stroke="none" draw:fill="none" draw:fill-color="#ffffff" fo:min-height="1.008cm"/>
    </style:style>
    <style:style style:name="pr6" style:family="presentation" style:parent-style-name="_ff08__7f3a__7701__ff09__6807__9898__4e3b__63a7__9875_-backgroundobjects">
      <style:graphic-properties draw:stroke="none" draw:fill="none" draw:fill-color="#ffffff" fo:min-height="1cm"/>
    </style:style>
    <style:style style:name="pr7" style:family="presentation" style:parent-style-name="_ff08__7f3a__7701__ff09__6807__9898__2f__6587__672c__4e3b__63a7__9875_-backgroundobjects">
      <style:graphic-properties draw:stroke="none" draw:fill="none" draw:fill-color="#ffffff" fo:min-height="1.008cm"/>
    </style:style>
    <style:style style:name="pr8" style:family="presentation" style:parent-style-name="_ff08__7f3a__7701__ff09__6807__9898__2f__6587__672c__4e3b__63a7__9875_-backgroundobjects">
      <style:graphic-properties draw:stroke="none" draw:fill="none" draw:fill-color="#ffffff" fo:min-height="1cm"/>
    </style:style>
    <style:style style:name="P2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>
      <draw:frame presentation:style-name="pr3" draw:text-style-name="P4" draw:layer="backgroundobjects" svg:width="10.794cm" svg:height="0.953cm" svg:x="2cm" svg:y="0.64cm" presentation:class="header">
        <draw:text-box>
          <text:p text:style-name="P2"><presentation:header/></text:p>
        </draw:text-box>
      </draw:frame>
      <draw:frame presentation:style-name="pr3" draw:text-style-name="P4" draw:layer="backgroundobjects" svg:width="10.794cm" svg:height="0.953cm" svg:x="16.906cm" svg:y="0.64cm" presentation:class="date-time">
        <draw:text-box>
          <text:p text:style-name="P2"><presentation:date-time/></text:p>
        </draw:text-box>
      </draw:frame>
      <draw:frame presentation:style-name="pr3" draw:text-style-name="P4" draw:layer="backgroundobjects" svg:width="10.794cm" svg:height="0.953cm" svg:x="2cm" svg:y="19.391cm" presentation:class="footer">
        <draw:text-box>
          <text:p text:style-name="P2"><presentation:footer/></text:p>
        </draw:text-box>
      </draw:frame>
      <draw:frame presentation:style-name="pr3" draw:text-style-name="P4" draw:layer="backgroundobjects" svg:width="10.794cm" svg:height="0.953cm" svg:x="16.906cm" svg:y="19.391cm" presentation:class="page-number">
        <draw:text-box>
          <text:p text:style-name="P2"><text:page-number>数字域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2"/>
      <draw:page-thumbnail draw:layer="backgroundobjects" svg:width="10cm" svg:height="7.5cm" svg:x="2.782cm" svg:y="11.5cm" draw:page-number="3"/>
      <draw:page-thumbnail draw:layer="backgroundobjects" svg:width="10cm" svg:height="7.5cm" svg:x="16.917cm" svg:y="11.5cm" draw:page-number="4"/>
    </style:handout-master>
    <style:master-page style:name="_ff08__7f3a__7701__ff09__6807__9898__4e3b__63a7__9875_" style:display-name="（缺省）标题主控页" style:page-layout-name="PM1" draw:style-name="dp1">
      <draw:frame presentation:style-name="pr5" draw:text-style-name="P4" draw:layer="backgroundobjects" svg:width="8.4cm" svg:height="1.009cm" svg:x="2.058cm" svg:y="19.551cm" presentation:class="date-time">
        <draw:text-box>
          <text:p text:style-name="P2"><presentation:date-time/></text:p>
        </draw:text-box>
      </draw:frame>
      <draw:frame presentation:style-name="pr5" draw:text-style-name="P4" draw:layer="backgroundobjects" svg:width="6.72cm" svg:height="1.009cm" svg:x="10.654cm" svg:y="19.551cm" presentation:class="page-number">
        <draw:text-box>
          <text:p text:style-name="P2"><text:page-number>数字域</text:page-number></text:p>
        </draw:text-box>
      </draw:frame>
      <draw:frame presentation:style-name="pr5" draw:text-style-name="P4" draw:layer="backgroundobjects" svg:width="8.4cm" svg:height="1.009cm" svg:x="17.57cm" svg:y="19.551cm" presentation:class="footer">
        <draw:text-box>
          <text:p text:style-name="P2"><presentation:footer/></text:p>
        </draw:text-box>
      </draw:frame>
      <draw:frame presentation:style-name="_ff08__7f3a__7701__ff09__6807__9898__4e3b__63a7__9875_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pr6" draw:text-style-name="P4" draw:layer="backgroundobjects" svg:width="6.8cm" svg:height="1.001cm" svg:x="2cm" svg:y="0.5cm" presentation:class="header">
          <draw:text-box>
            <text:p text:style-name="P2"><presentation:header/></text:p>
          </draw:text-box>
        </draw:frame>
        <draw:frame presentation:style-name="pr6" draw:text-style-name="P4" draw:layer="backgroundobjects" svg:width="6.8cm" svg:height="1.001cm" svg:x="12.2cm" svg:y="0.5cm" presentation:class="date-time">
          <draw:text-box>
            <text:p text:style-name="P2"><presentation:date-time/></text:p>
          </draw:text-box>
        </draw:frame>
        <draw:frame presentation:style-name="pr6" draw:text-style-name="P4" draw:layer="backgroundobjects" svg:width="6.8cm" svg:height="1.001cm" svg:x="2cm" svg:y="28.2cm" presentation:class="footer">
          <draw:text-box>
            <text:p text:style-name="P2"><presentation:footer/></text:p>
          </draw:text-box>
        </draw:frame>
        <draw:frame presentation:style-name="pr6" draw:text-style-name="P4" draw:layer="backgroundobjects" svg:width="6.8cm" svg:height="1.001cm" svg:x="12.2cm" svg:y="28.2cm" presentation:class="page-number">
          <draw:text-box>
            <text:p text:style-name="P2"><text:page-number>数字域</text:page-number></text:p>
          </draw:text-box>
        </draw:frame>
        <draw:page-thumbnail presentation:style-name="_ff08__7f3a__7701__ff09__6807__9898__4e3b__63a7__9875_-title" draw:layer="backgroundobjects" svg:width="13.706cm" svg:height="10.28cm" svg:x="3.647cm" svg:y="2.853cm" presentation:class="page"/>
        <draw:frame presentation:style-name="_ff08__7f3a__7701__ff09__6807__9898__4e3b__63a7__9875_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ff08__7f3a__7701__ff09__6807__9898__2f__6587__672c__4e3b__63a7__9875_" style:display-name="（缺省）标题/文本主控页" style:page-layout-name="PM1" draw:style-name="dp1">
      <draw:frame presentation:style-name="pr7" draw:text-style-name="P4" draw:layer="backgroundobjects" svg:width="8.4cm" svg:height="1.009cm" svg:x="2.058cm" svg:y="19.551cm" presentation:class="date-time">
        <draw:text-box>
          <text:p text:style-name="P2"><presentation:date-time/></text:p>
        </draw:text-box>
      </draw:frame>
      <draw:frame presentation:style-name="pr7" draw:text-style-name="P4" draw:layer="backgroundobjects" svg:width="6.72cm" svg:height="1.009cm" svg:x="10.654cm" svg:y="19.551cm" presentation:class="page-number">
        <draw:text-box>
          <text:p text:style-name="P2"><text:page-number>数字域</text:page-number></text:p>
        </draw:text-box>
      </draw:frame>
      <draw:frame presentation:style-name="pr7" draw:text-style-name="P4" draw:layer="backgroundobjects" svg:width="8.4cm" svg:height="1.009cm" svg:x="17.57cm" svg:y="19.551cm" presentation:class="footer">
        <draw:text-box>
          <text:p text:style-name="P2"><presentation:footer/></text:p>
        </draw:text-box>
      </draw:frame>
      <draw:frame presentation:style-name="_ff08__7f3a__7701__ff09__6807__9898__2f__6587__672c__4e3b__63a7__9875_-title" draw:layer="backgroundobjects" svg:width="23.912cm" svg:height="3.507cm" svg:x="2.058cm" svg:y="1.743cm" presentation:class="title" presentation:placeholder="true">
        <draw:text-box/>
      </draw:frame>
      <draw:frame presentation:style-name="_ff08__7f3a__7701__ff09__6807__9898__2f__6587__672c__4e3b__63a7__9875_-outline1" draw:layer="backgroundobjects" svg:width="23.912cm" svg:height="13.23cm" svg:x="2.058cm" svg:y="5.838cm" presentation:class="outline" presentation:placeholder="true">
        <draw:text-box/>
      </draw:frame>
      <presentation:notes style:page-layout-name="PM2">
        <draw:frame presentation:style-name="pr8" draw:text-style-name="P4" draw:layer="backgroundobjects" svg:width="6.8cm" svg:height="1.001cm" svg:x="2cm" svg:y="0.5cm" presentation:class="header">
          <draw:text-box>
            <text:p text:style-name="P2"><presentation:header/></text:p>
          </draw:text-box>
        </draw:frame>
        <draw:frame presentation:style-name="pr8" draw:text-style-name="P4" draw:layer="backgroundobjects" svg:width="6.8cm" svg:height="1.001cm" svg:x="12.2cm" svg:y="0.5cm" presentation:class="date-time">
          <draw:text-box>
            <text:p text:style-name="P2"><presentation:date-time/></text:p>
          </draw:text-box>
        </draw:frame>
        <draw:frame presentation:style-name="pr8" draw:text-style-name="P4" draw:layer="backgroundobjects" svg:width="6.8cm" svg:height="1.001cm" svg:x="2cm" svg:y="28.2cm" presentation:class="footer">
          <draw:text-box>
            <text:p text:style-name="P2"><presentation:footer/></text:p>
          </draw:text-box>
        </draw:frame>
        <draw:frame presentation:style-name="pr8" draw:text-style-name="P4" draw:layer="backgroundobjects" svg:width="6.8cm" svg:height="1.001cm" svg:x="12.2cm" svg:y="28.2cm" presentation:class="page-number">
          <draw:text-box>
            <text:p text:style-name="P2"><text:page-number>数字域</text:page-number></text:p>
          </draw:text-box>
        </draw:frame>
        <draw:page-thumbnail presentation:style-name="_ff08__7f3a__7701__ff09__6807__9898__2f__6587__672c__4e3b__63a7__9875_-title" draw:layer="backgroundobjects" svg:width="14.538cm" svg:height="10.28cm" svg:x="3.231cm" svg:y="2.853cm" presentation:class="page"/>
        <draw:frame presentation:style-name="_ff08__7f3a__7701__ff09__6807__9898__2f__6587__672c__4e3b__63a7__9875_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8:00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